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Tabella2.A2" style:family="table-cell">
      <style:table-cell-properties style:vertical-align=""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4">
      <style:text-properties officeooo:paragraph-rsid="00098b61"/>
    </style:style>
    <style:style style:name="P23" style:family="paragraph" style:parent-style-name="Text_20_body" style:list-style-name="L5">
      <style:text-properties officeooo:paragraph-rsid="00098b61"/>
    </style:style>
    <style:style style:name="P24" style:family="paragraph" style:parent-style-name="Text_20_body" style:list-style-name="L6">
      <style:text-properties officeooo:paragraph-rsid="00098b61"/>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text-properties officeooo:paragraph-rsid="00098b61"/>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text-properties officeooo:paragraph-rsid="00098b61"/>
    </style:style>
    <style:style style:name="P32" style:family="paragraph" style:parent-style-name="Inside-itemize">
      <style:text-properties fo:language="it" fo:country="IT"/>
    </style:style>
    <style:style style:name="P33" style:family="paragraph" style:parent-style-name="Heading_20_2">
      <style:text-properties fo:language="it" fo:country="IT"/>
    </style:style>
    <style:style style:name="P34" style:family="paragraph" style:parent-style-name="Heading_20_1">
      <style:text-properties fo:language="it" fo:country="IT"/>
    </style:style>
    <style:style style:name="P35" style:family="paragraph" style:parent-style-name="Heading_20_1">
      <style:text-properties officeooo:paragraph-rsid="0007b4af"/>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it" fo:country="IT"/>
    </style:style>
    <style:style style:name="P38"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officeooo:rsid="000cd7e3" style:font-weight-asian="normal" style:font-weight-complex="normal"/>
    </style:style>
    <style:style style:name="T5" style:family="text">
      <style:text-properties fo:language="it" fo:country="IT" officeooo:rsid="0014768e"/>
    </style:style>
    <style:style style:name="T6" style:family="text">
      <style:text-properties fo:language="it" fo:country="IT" officeooo:rsid="00163a77"/>
    </style:style>
    <style:style style:name="T7" style:family="text">
      <style:text-properties fo:language="it" fo:country="IT" officeooo:rsid="0017ad64"/>
    </style:style>
    <style:style style:name="T8" style:family="text">
      <style:text-properties fo:language="it" fo:country="IT" officeooo:rsid="001842c6"/>
    </style:style>
    <style:style style:name="T9" style:family="text">
      <style:text-properties fo:language="it" fo:country="IT" fo:font-weight="bold" style:font-weight-asian="bold" style:font-weight-complex="bold"/>
    </style:style>
    <style:style style:name="T10" style:family="text">
      <style:text-properties fo:language="it" fo:country="IT" officeooo:rsid="001abe8f"/>
    </style:style>
    <style:style style:name="T11"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7">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text:span></text:span><text:span text:style-name="textbf"><text:span text:style-name="T5">6</text:span></text:span><text:span text:style-name="textbf"><text:span text:style-name="T1">.</text:span></text:span><text:span text:style-name="textbf"><text:span text:style-name="T10">3</text:span></text:span><text:span text:style-name="textbf"><text:span text:style-name="T1">-</text:span></text:span><text:span text:style-name="textbf"><text:span text:style-name="T6">6</text:span></text:span><text:span text:style-name="textbf"><text:span text:style-name="T10">2</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7"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p text:style-name="Text_20_body"/>
      <text:h text:style-name="P34"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4"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5047258343694966870"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4433929971814166650"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4"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7"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4"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4"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4"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2" office:value-type="string">
            <text:p text:style-name="P2">Funzionalità Aggiuntiva </text:p>
          </table:table-cell>
          <table:table-cell table:style-name="Tabella2.A2" office:value-type="string">
            <text:p text:style-name="P2">Esempio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2"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2"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2"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2"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2"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2"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ext:soft-page-break/>
        <table:table-row>
          <table:table-cell table:style-name="Tabella2.A2"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2"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2"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2"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2"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2"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Supporto abbreviazioni per i seguenti linguaggi : <text:s text:c="2"/></text:p>
          </table:table-cell>
          <table:table-cell table:style-name="Tabella2.A2"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2"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manuale per linguaggio LUA</text:span></text:span><text:span text:style-name="T1"> </text:span></text:p>
          </table:table-cell>
          <table:table-cell table:style-name="Tabella2.A2"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2" office:value-type="string">
            <text:p text:style-name="P1"/>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2"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able:table-row>
          <table:table-cell table:style-name="Tabella2.A2" office:value-type="string">
            <text:p text:style-name="P4"><draw:frame draw:style-name="fr4" draw:name="Immagine1" text:anchor-type="as-char" svg:width="18.274cm" svg:height="11.959cm" draw:z-index="38"><draw:image xlink:href="Pictures/100000000000031800000207B58628019815B971.png" xlink:type="simple" xlink:show="embed" xlink:actuate="onLoad"/></draw:frame></text:p>
          </table:table-cell>
          <table:table-cell table:style-name="Tabella2.A2" office:value-type="string">
            <text:p text:style-name="P4"/>
          </table:table-cell>
        </table:table-row>
        <text:soft-page-break/>
        <table:table-row>
          <table:table-cell table:style-name="Tabella2.A2"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5" draw:name="25D__down_scite_doc_guida_a_rscite_sample-winmerge.png" text:anchor-type="as-char" svg:width="7.962cm" svg:height="5.211cm" draw:z-index="39"><draw:image xlink:href="Pictures/100000000000031800000207B58628019815B97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2" office:value-type="string">
            <text:p text:style-name="P1"><draw:frame draw:style-name="fr4" draw:name="26D__down_scite_doc_guida_a_rscite_sample-context.png" text:anchor-type="as-char" svg:width="4.586cm" svg:height="1.517cm" draw:z-index="40"><draw:image xlink:href="Pictures/10000000000000C800000043C25436AEC47D2E74.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2" office:value-type="string">
            <text:p text:style-name="P1"><draw:frame draw:style-name="fr4" draw:name="27D__down_scite_doc_guida_a_rscite_sample-setup.png" text:anchor-type="as-char" svg:width="4.586cm" svg:height="3.175cm" draw:z-index="41"><draw:image xlink:href="Pictures/10000000000000C80000008AE1E4837B72ED5FEB.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3">File LISP : Esegui in CAD. </text:span></text:span><text:span text:style-name="textbf"><text:span text:style-name="T4">Nei file LSP (Lisp) è possibile utilizzare il tasto F5 per caricare il file corrente nel CAD </text:span></text:span><text:span text:style-name="T1"><text:s/></text:span><text:span text:style-name="T3">aperto al momento.</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Menu Contestua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terprete Diretto Espressioni Lu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titore Testo-&gt;Abbreviazione/Templa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lenco TODO</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Finestre Multip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Apertura Gestione Risors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Trasparenza finestra di Sci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ppunti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vanzato Segnalibri/Bookmarks</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Ricerca Contestuale Online (CTRL+F1)</text:span></text:span><text:span text:style-name="T1"> <text:s text:c="3"/></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rova/Sostituisci su file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BOM per file con codifica Unicod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sione valori decimali-esadecimali-binar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Non siamo mica qui... </text:span></text:span><text:span text:style-name="T1"><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Disegna/Calcola espressione matematic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Oltre a quanto riportato in questo elenco, sono presenti molte modifiche, secondarie, alle impostazioni di base (es.: margini, numeri linea ecc..). </text:p>
          </table:table-cell>
          <table:table-cell table:style-name="Tabella2.A2" office:value-type="string">
            <text:p text:style-name="P1"/>
          </table:table-cell>
        </table:table-row>
      </table:table>
      <text:p text:style-name="Text_20_body"/>
      <text:h text:style-name="P34"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2"><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3"><draw:image xlink:href="Pictures/1000000000000130000000B2A352BB3D22F32F6A.png" xlink:type="simple" xlink:show="embed" xlink:actuate="onLoad"/></draw:frame> </text:p>
      <text:p text:style-name="P6"/>
      <text:p text:style-name="P11"/>
      <text:h text:style-name="Heading_20_2" text:outline-level="2">Cosa contiene F12 </text:h>
      <text:list xml:id="list2132787554267019121"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pan text:style-name="T9">Procedura per criptare e decriptare un file</text:span><text:span text:style-name="T1"><text:line-break/>Con questa funzione, sfruttando il famoso software libero </text:span><text:span text:style-name="T9">GNU Privacy Guard</text:span><text:span text:style-name="T1">, è possibile criptare il file corrente e, ovviamente, decriptare il risultato per renderlo nuovamente leggibile. </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6"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5"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3436271209478715743"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2">Confronta e permette la fusione fra due o tre sorgenti di testo come file o intere cartelle; </text:p>
        </text:list-item>
        <text:list-item>
          <text:p text:style-name="P32">Consente la visualizzazione delle differenze in modalità linea o carattere; </text:p>
        </text:list-item>
        <text:list-item>
          <text:p text:style-name="P32">Permette la fusione semplificata dei file attraverso l’uso di funzioni automatiche; </text:p>
        </text:list-item>
        <text:list-item>
          <text:p text:style-name="P32">Dispone di un facile editore per la l’unione dei file e la risoluzione dei conflitti che possono insorgere; </text:p>
        </text:list-item>
        <text:list-item>
          <text:p text:style-name="P32">Consente l’utilizzo delle connessioni di rete attraverso l’uso di KIO; </text:p>
        </text:list-item>
        <text:list-item>
          <text:p text:style-name="P32">Consente di evidenziare o nascondere le modifiche apportate da spazi bianchi o commenti; </text:p>
        </text:list-item>
        <text:list-item>
          <text:p text:style-name="P32">Supporto per codifica Unicode, UTF-8 e altre...; </text:p>
        </text:list-item>
        <text:list-item>
          <text:p text:style-name="P32">Consente la stampa delle differenze; </text:p>
        </text:list-item>
        <text:list-item>
          <text:p text:style-name="P32">Supporto per "version control keyword and history"; </text:p>
        </text:list-item>
        <text:list-item>
          <text:p text:style-name="P32"><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5112529830804769437" text:style-name="L4">
        <text:list-item>
          <text:p text:style-name="P22">Supporto per Microsoft Windows 98/ME/2000/XP/2003/Vista/2008/7.</text:p>
        </text:list-item>
        <text:list-item>
          <text:p text:style-name="P22">Supporto per file in formato Windows, Unix e Mac.</text:p>
        </text:list-item>
        <text:list-item>
          <text:p text:style-name="P22">Supporto per codifica Unicode, UTF-8 e altre...</text:p>
        </text:list-item>
        <text:list-item>
          <text:p text:style-name="P22">Interfaccia a sezioni (Tab).</text:p>
        </text:list-item>
        <text:list-item>
          <text:p text:style-name="P22">Modalità visuale per confronto e unione.</text:p>
        </text:list-item>
        <text:list-item>
          <text:p text:style-name="P22"><text:soft-page-break/>Editor flessibile con evidenziazione della sintassi, numeri di linea e ritorno a capo.</text:p>
        </text:list-item>
        <text:list-item>
          <text:p text:style-name="P22">Visualizzazione delle differenze in due pannelli verticali con modalità di unione subito attiva.</text:p>
        </text:list-item>
        <text:list-item>
          <text:p text:style-name="P22">Riconoscimento linee spostate.</text:p>
        </text:list-item>
        <text:list-item>
          <text:p text:style-name="P22">Confronto cartelle con supporto per espressioni regolari.</text:p>
        </text:list-item>
        <text:list-item>
          <text:p text:style-name="P22">Confronto cartelle con dimensioni e date.</text:p>
        </text:list-item>
        <text:list-item>
          <text:p text:style-name="P22">Supporto per il confronto di sottocartelle.</text:p>
        </text:list-item>
        <text:list-item>
          <text:p text:style-name="P22">Supporto per il controllo delle versioni con modalità di risoluzione conflitti e applicazione patch.</text:p>
        </text:list-item>
        <text:list-item>
          <text:p text:style-name="P22">Supporto per gli archivi in formato 7-Zip.</text:p>
        </text:list-item>
        <text:list-item>
          <text:p text:style-name="P22">Supporto per Plugin aggiuntivi.</text:p>
        </text:list-item>
        <text:list-item>
          <text:p text:style-name="P22">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6039063681785600280" text:style-name="L5">
        <text:list-item>
          <text:p text:style-name="P23">Applicazione nativa 32 bit Windows con supporto ai file con nomi lunghi e dimensione file editabili limitata solo dalla quantità di memoria presente nel sistema.</text:p>
        </text:list-item>
        <text:list-item>
          <text:p text:style-name="P23">Dimensione programma ridotta (circa 100k) con caricamento istantaneo.</text:p>
        </text:list-item>
        <text:list-item>
          <text:p text:style-name="P23">Taglia, copia e incolla di valori binari.</text:p>
        </text:list-item>
        <text:list-item>
          <text:p text:style-name="P23">Sintassi per descrivere valori di tipo byte, word, longword, float and double binary.</text:p>
        </text:list-item>
        <text:list-item>
          <text:p text:style-name="P23">Inserimento diretto di valori esadecimali o di testo.</text:p>
        </text:list-item>
        <text:list-item>
          <text:p text:style-name="P23">Possibilità di confrontare due file.</text:p>
        </text:list-item>
        <text:list-item>
          <text:p text:style-name="P23">Trova/Sostituisci di qualsiasi combinazione di valori testuali o esadecimali.</text:p>
        </text:list-item>
        <text:list-item>
          <text:p text:style-name="P23">Manipolazione diretta dei bit.</text:p>
        </text:list-item>
        <text:list-item>
          <text:p text:style-name="P23">Esportazione hexdump.</text:p>
        </text:list-item>
        <text:list-item>
          <text:p text:style-name="P23">Impostazione automatica/manuale dei byte visualizzati.</text:p>
        </text:list-item>
        <text:list-item>
          <text:p text:style-name="P23">Possibilità di personalizzare la dimensione dei font, il set dei caratteri, i colori e lo sfondo.</text:p>
        </text:list-item>
        <text:list-item>
          <text:p text:style-name="P23">Supporto per formati binari Intel e Motorola.</text:p>
        </text:list-item>
        <text:list-item>
          <text:p text:style-name="P23">Comando per "Inviare a...".</text:p>
        </text:list-item>
        <text:list-item>
          <text:p text:style-name="P23">Supporto per segnalibri personalizzabili.</text:p>
        </text:list-item>
        <text:list-item>
          <text:p text:style-name="P23">Supporto per il caricamento parziale dei file.</text:p>
        </text:list-item>
        <text:list-item>
          <text:p text:style-name="P23">Drag &amp; Drop.</text:p>
        </text:list-item>
        <text:list-item>
          <text:p text:style-name="P23">Possibilità di applicare modelli a informazioni strutturate.</text:p>
        </text:list-item>
        <text:list-item>
          <text:p text:style-name="P23"><text:soft-page-break/>Accesso diretto ai settori dei dischi.</text:p>
        </text:list-item>
        <text:list-item>
          <text:p text:style-name="P23">Supporto alla Crittografia.</text:p>
        </text:list-item>
        <text:list-item>
          <text:p text:style-name="P23">Sorgenti disponibili e liberamente modificabili secondo la licenza GPL.</text:p>
        </text:list-item>
        <text:list-item>
          <text:p text:style-name="P23">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6956326596526968429" text:style-name="list">
        <text:list-header>
          <text:p text:style-name="P38">&lt;h1&gt;Titolo <text:s/></text:p>
          <text:p text:style-name="P38">&lt;h2&gt;Sottotitolo&lt;/h2&gt; </text:p>
        </text:list-header>
        <text:list-item>
          <text:p text:style-name="P38"/>
        </text:list-item>
      </text:list>
      <text:p text:style-name="Text_20_body">viene corretto in : </text:p>
      <text:list xml:id="list174814673160355" text:style-name="list">
        <text:list-header>
          <text:p text:style-name="P38">&lt;h1&gt;Titolo&lt;h1&gt; <text:s/></text:p>
          <text:p text:style-name="P38">&lt;h2&gt;Sottotitolo&lt;/h2&gt; </text:p>
        </text:list-header>
        <text:list-item>
          <text:p text:style-name="P38"/>
        </text:list-item>
      </text:list>
      <text:p text:style-name="Text_20_body"><text:span text:style-name="textbf"><text:span text:style-name="T1">Correzione ordinamento TAG</text:span></text:span><text:span text:style-name="T1"> : </text:span></text:p>
      <text:list xml:id="list174814673170350" text:style-name="list">
        <text:list-header>
          <text:p text:style-name="P38">&lt;p&gt;Questo è un paragrafo &lt;b&gt;grassetto &lt;i&gt; <text:s/></text:p>
          <text:p text:style-name="P38">grassetto italico&lt;/b&gt; grassetto?&lt;/i&gt; normale? </text:p>
        </text:list-header>
        <text:list-item>
          <text:p text:style-name="P38"/>
        </text:list-item>
      </text:list>
      <text:p text:style-name="Text_20_body">viene corretto in : </text:p>
      <text:list xml:id="list174814673150258" text:style-name="list">
        <text:list-header>
          <text:p text:style-name="P38">&lt;p&gt;Questo è un paragrafo &lt;b&gt;grassetto &lt;i&gt; <text:s/></text:p>
          <text:p text:style-name="P38">grassetto italico&lt;/i&gt; grassetto?&lt;/b&gt; normale? </text:p>
        </text:list-header>
        <text:list-item>
          <text:p text:style-name="P38"/>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8">&lt;td&gt;&lt;img src="prova.gif"&gt;&lt;/td&gt; </text:p>
          <text:p text:style-name="P38">&lt;td&gt;&lt;img src="prova.gif"&gt;&lt;/td&gt; </text:p>
        </text:list-header>
        <text:list-item>
          <text:p text:style-name="P38"/>
        </text:list-item>
      </text:list>
      <text:p text:style-name="Text_20_body">viene trasformato in : </text:p>
      <text:list xml:id="list174814673173619" text:style-name="list">
        <text:list-header>
          <text:p text:style-name="P38">&lt;td&gt; &lt;img src="prova.gif"&gt; &lt;/td&gt; <text:s/></text:p>
          <text:p text:style-name="P38">&lt;td&gt; &lt;img src="prova.gif"&gt; &lt;/td&gt; </text:p>
        </text:list-header>
        <text:list-item>
          <text:p text:style-name="P38"/>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3"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8"><text:soft-page-break/>command.go.$(file.patterns.php)= </text:p>
        </text:list-header>
        <text:list-item>
          <text:p text:style-name="P38"/>
        </text:list-item>
      </text:list>
      <text:p text:style-name="Text_20_body">Se, ad esempio, avessimo installato PHP-GTK (file php.exe) in c:\php-gtk2, dovremo scrivere : </text:p>
      <text:list xml:id="list174814689142843" text:style-name="list">
        <text:list-header>
          <text:p text:style-name="P38">command.go.$(file.patterns.php)=”C:/PHP-Gtk2/php.exe” -f “$(FilePath)” </text:p>
        </text:list-header>
        <text:list-item>
          <text:p text:style-name="P38"/>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7838414591082914507" text:style-name="L6">
        <text:list-item>
          <text:p text:style-name="P24">Posizionarsi nella cartella in cui è installato RSciTE (solitamente C:\Programmi\RScite).</text:p>
        </text:list-item>
        <text:list-item>
          <text:p text:style-name="P24">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33"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8">BRACKET: #000099 <text:s/></text:p>
          <text:p text:style-name="P38">COMMENT: #FF9900 <text:s/></text:p>
          <text:p text:style-name="P38">CONSTANT: #552200 <text:s/></text:p>
          <text:p text:style-name="P38">FUNCTION KEYWORDS: #0000FF <text:s/></text:p>
          <text:p text:style-name="P38">FUNCTIONS: #0000FF <text:s/></text:p>
          <text:p text:style-name="P38">IDENTIFIER: #000000 <text:s/></text:p>
          <text:p text:style-name="P38">NUMBER: #FF0000 <text:s/></text:p>
          <text:p text:style-name="P38">OPERATOR: #0000FF <text:s/></text:p>
          <text:p text:style-name="P38">RESERVED: #006600 <text:s/></text:p>
          <text:p text:style-name="P38">STRING: #CC0000 <text:s/></text:p>
          <text:p text:style-name="P38">TYPES: #009999 <text:s/></text:p>
          <text:p text:style-name="P38">VARIABLES: #0066FF <text:s/></text:p>
          <text:p text:style-name="P38">TAGS: #000099</text:p>
        </text:list-header>
        <text:list-item>
          <text:p text:style-name="P38"/>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8">style.hypertext.1 (Tags) <text:s/></text:p>
          <text:p text:style-name="P38">style.hypertext.34 (Testo Predefinito) <text:s/></text:p>
          <text:p text:style-name="P38">style.hypertext.35 (Testo Predefinito) <text:s/></text:p>
          <text:p text:style-name="P38">style.hypertext.118 (Identificatori) <text:s/></text:p>
          <text:p text:style-name="P38">style.hypertext.119 (Stringhe racchiuse tra doppi apici) <text:s/></text:p>
          <text:p text:style-name="P38">style.hypertext.120 (Stringhe racchiuse tra apici singoli) <text:s/></text:p>
          <text:p text:style-name="P38">style.hypertext.121 (Parole chiave) <text:s/></text:p>
          <text:p text:style-name="P38">style.hypertext.122 (Numeri) <text:s/></text:p>
          <text:p text:style-name="P38">style.hypertext.123 (Variabili) <text:s/></text:p>
          <text:p text:style-name="P38">style.hypertext.124 (Commenti) <text:s/></text:p>
          <text:p text:style-name="P38">style.hypertext.125 (Commenti a linea singola) <text:s/></text:p>
          <text:p text:style-name="P38">style.hypertext.126 (Variabili PHP presenti nelle stringhe) <text:s/></text:p>
          <text:p text:style-name="P38">style.hypertext.127 (Operatori)</text:p>
        </text:list-header>
        <text:list-item>
          <text:p text:style-name="P38"/>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8">style.hypertext.1=fore:#000099 <text:s/></text:p>
          <text:p text:style-name="P38">style.hypertext.34=fore:#FF0000 <text:s/></text:p>
          <text:p text:style-name="P38">style.hypertext.35=fore:#FF0000 <text:s/></text:p>
          <text:p text:style-name="P38">style.hypertext.118=fore:#000000 <text:s/></text:p>
          <text:p text:style-name="P38">style.hypertext.119=fore:#CC0000 <text:s/></text:p>
          <text:p text:style-name="P38">style.hypertext.120=fore:#CC0000 <text:s/></text:p>
          <text:p text:style-name="P38">style.hypertext.121=fore:#0000FF <text:s/></text:p>
          <text:p text:style-name="P38">style.hypertext.122=fore:#FF0000 <text:s/></text:p>
          <text:p text:style-name="P38"><text:soft-page-break/>style.hypertext.123=fore:#0066FF <text:s/></text:p>
          <text:p text:style-name="P38">style.hypertext.124=fore:#FF9900 <text:s/></text:p>
          <text:p text:style-name="P38">style.hypertext.125=fore:#FF9900 <text:s/></text:p>
          <text:p text:style-name="P38">style.hypertext.126=fore:#0066FF <text:s/></text:p>
          <text:p text:style-name="P38">style.hypertext.127=fore:#000099 </text:p>
        </text:list-header>
        <text:list-item>
          <text:p text:style-name="P38"/>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8">#########Definizione Colori per fondo nero########### </text:p>
          <text:p text:style-name="P38">#impostazioni generali <text:s/></text:p>
          <text:p text:style-name="P38">style.*.32=$(font.base),back:#000000,fore:#ffffff <text:s/></text:p>
          <text:p text:style-name="P38">style.*.33=back:000000,$(font.base) <text:s/></text:p>
          <text:p text:style-name="P38">style.*.37=fore:#939393 <text:s/></text:p>
          <text:p text:style-name="P38">caret.fore=#FFFFFF <text:s/></text:p>
          <text:p text:style-name="P38">selection.alpha=75 <text:s/></text:p>
          <text:p text:style-name="P38">selection.back=#FFFFFF <text:s/></text:p>
          <text:p text:style-name="P38">colour.keyword=fore:#649bff <text:s/></text:p>
          <text:p text:style-name="P38">colour.operator=fore:#727272 </text:p>
          <text:p text:style-name="P38">style.errorlist.32=$(font.small),back:#ffffff </text:p>
          <text:p text:style-name="P38">###Impostazioni linguaggio Lua### </text:p>
          <text:p text:style-name="P38">style.lua.32=$(font.code.base) <text:s/></text:p>
          <text:p text:style-name="P38">style.lua.13=$(style.lua.5) <text:s/></text:p>
          <text:p text:style-name="P38">style.lua.14=$(style.lua.5) <text:s/></text:p>
          <text:p text:style-name="P38">style.lua.15=$(style.lua.5) <text:s/></text:p>
          <text:p text:style-name="P38">style.lua.16=$(style.lua.5) <text:s/></text:p>
          <text:p text:style-name="P38">style.lua.17=$(style.lua.5) <text:s/></text:p>
          <text:p text:style-name="P38">style.lua.18=$(style.lua.5) <text:s/></text:p>
          <text:p text:style-name="P38">style.lua.19=$(style.lua.5) </text:p>
          <text:p text:style-name="P38"># Literal string <text:s/></text:p>
          <text:p text:style-name="P38">style.lua.8=$(colour.string),$(font.code.comment.box) <text:s/></text:p>
          <text:p text:style-name="P38"># Block comment (Lua 5.0) <text:s/></text:p>
          <text:p text:style-name="P38">style.lua.1=$(colour.code.comment.box),$(font.code.comment.box),eolfilled <text:s/></text:p>
          <text:p text:style-name="P38"># End of line where string is not closed <text:s/></text:p>
          <text:p text:style-name="P38">style.lua.12=eolfilled </text:p>
          <text:p text:style-name="P38">###Impostazioni linguaggio HTML### </text:p>
          <text:p text:style-name="P38">#HTML <text:s/></text:p>
          <text:p text:style-name="P38">style.hypertext.0=$(font.text) <text:s/></text:p>
          <text:p text:style-name="P38">#HTML TAG <text:s/></text:p>
          <text:p text:style-name="P38">style.hypertext.1=fore:#0000ff </text:p>
          <text:p text:style-name="P38">### Embedded Javascript ### <text:s/></text:p>
          <text:p text:style-name="P38">colour.embedded.js=back:#000000 <text:s/></text:p>
          <text:p text:style-name="P38"># JS Default <text:s/></text:p>
          <text:p text:style-name="P38">style.hypertext.41=bold,$(fontcolour.js),eolfilled <text:s/></text:p>
          <text:p text:style-name="P38"># JS Word <text:s/></text:p>
          <text:p text:style-name="P38">style.hypertext.46=$(fontcolour.js) </text:p>
          <text:p text:style-name="P38">###Impostazioni linguaggio PHP### <text:s/></text:p>
          <text:p text:style-name="P38"># Default <text:s/></text:p>
          <text:p text:style-name="P38">style.hypertext.118=eolfilled <text:s/></text:p>
          <text:p text:style-name="P38"># Double quoted String <text:s/></text:p>
          <text:p text:style-name="P38">style.hypertext.119=fore:#007F00 <text:s/></text:p>
          <text:p text:style-name="P38"># Single quoted string <text:s/></text:p>
          <text:p text:style-name="P38"><text:soft-page-break/>style.hypertext.120=fore:#009F00 <text:s/></text:p>
          <text:p text:style-name="P38"># Keyword <text:s/></text:p>
          <text:p text:style-name="P38">style.hypertext.121=$(colour.keyword) <text:s/></text:p>
          <text:p text:style-name="P38"># Number <text:s/></text:p>
          <text:p text:style-name="P38">style.hypertext.122=fore:#CC9900 <text:s/></text:p>
          <text:p text:style-name="P38"># Variable <text:s/></text:p>
          <text:p text:style-name="P38">style.hypertext.123=bold <text:s/></text:p>
          <text:p text:style-name="P38"># Comment <text:s/></text:p>
          <text:p text:style-name="P38">style.hypertext.124=fore:#999999,$(font.comment) <text:s/></text:p>
          <text:p text:style-name="P38"># One line comment <text:s/></text:p>
          <text:p text:style-name="P38">style.hypertext.125=fore:#666666,italics,$(font.comment) <text:s/></text:p>
          <text:p text:style-name="P38"># PHP variable in double quoted string <text:s/></text:p>
          <text:p text:style-name="P38">style.hypertext.126=fore:#00007F,italics <text:s/></text:p>
          <text:p text:style-name="P38"># PHP operator <text:s/></text:p>
          <text:p text:style-name="P38">style.hypertext.127= </text:p>
          <text:p text:style-name="P38">###Impostazioni linguaggio XML### </text:p>
          <text:p text:style-name="P38"># XML: eXtensible Markup Language <text:s/></text:p>
          <text:p text:style-name="P38"># Default <text:s/></text:p>
          <text:p text:style-name="P38">style.xml.0=$(font.text) <text:s/></text:p>
          <text:p text:style-name="P38"># Tags <text:s/></text:p>
          <text:p text:style-name="P38">style.xml.1=fore:#aaaa00 </text:p>
          <text:p text:style-name="P38">###Impostazioni linguaggio Batch### </text:p>
          <text:p text:style-name="P38"># Default Batch files <text:s/></text:p>
          <text:p text:style-name="P38">style.batch.0=$(font.text) <text:s/></text:p>
          <text:p text:style-name="P38"># operators <text:s/></text:p>
          <text:p text:style-name="P38">style.batch.7=$(font.text) </text:p>
          <text:p text:style-name="P38">###Impostazioni linguaggio InnoSetup### </text:p>
          <text:p text:style-name="P38"># Keyword <text:s/></text:p>
          <text:p text:style-name="P38">style.inno.2=$(colour.keyword) <text:s/></text:p>
          <text:p text:style-name="P38"># Parameter <text:s/></text:p>
          <text:p text:style-name="P38">style.inno.3=$(colour.keyword) </text:p>
          <text:p text:style-name="P38">#impostazioni per stampa corretta con fondo nero </text:p>
          <text:p text:style-name="P38">#colori invertiti </text:p>
          <text:p text:style-name="P38">print.colour.mode=1 <text:s/></text:p>
        </text:list-header>
        <text:list-item>
          <text:p text:style-name="P38"/>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2782531505460207549" text:style-name="L7">
        <text:list-item>
          <text:p text:style-name="P25"><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6937098476175018567" text:style-name="L8">
        <text:list-item>
          <text:p text:style-name="P26"><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1567262511445018543" text:style-name="L9">
        <text:list-item>
          <text:p text:style-name="P27"><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7"><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7"><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7"><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6249470256625619192" text:style-name="L10">
        <text:list-item>
          <text:p text:style-name="P28"><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3652232827699510225" text:style-name="L11">
        <text:list-item>
          <text:p text:style-name="P29"><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3305012059201659835" text:style-name="L12">
        <text:list-item>
          <text:p text:style-name="P30"><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1579729377283120141" text:style-name="L13">
        <text:list-item>
          <text:p text:style-name="P31"><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1"><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1"><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1"><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1"><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11">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5.0.3.2$Windows_x86 LibreOffice_project/e5f16313668ac592c1bfb310f4390624e3dbfb75</meta:generator>
    <meta:creation-date>2014-12-16 13:45:00</meta:creation-date>
    <dc:date>2016-02-01T08:21:31.109000000</dc:date>
    <meta:editing-duration>PT1H24M16S</meta:editing-duration>
    <meta:editing-cycles>27</meta:editing-cycles>
    <dc:creator>Roberto Rossi</dc:creator>
    <meta:document-statistic meta:table-count="2" meta:image-count="44" meta:object-count="0" meta:page-count="37" meta:paragraph-count="751" meta:word-count="7625" meta:character-count="54841" meta:non-whitespace-character-count="47329"/>
  </office:meta>
</office:document-meta>
</file>